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Liberation Sans', FreeSans, sans-serif"/>
    <style:font-face style:name="Ubuntu" svg:font-family="Ubuntu"/>
    <style:font-face style:name="arial" svg:font-family="arial, helvetic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9f216" officeooo:paragraph-rsid="0009f216"/>
    </style:style>
    <style:style style:name="P2" style:family="paragraph" style:parent-style-name="Standard">
      <style:text-properties officeooo:rsid="0009f216" officeooo:paragraph-rsid="00245cd5"/>
    </style:style>
    <style:style style:name="P3" style:family="paragraph" style:parent-style-name="Standard">
      <style:text-properties officeooo:rsid="000af14d" officeooo:paragraph-rsid="000af14d"/>
    </style:style>
    <style:style style:name="P4" style:family="paragraph" style:parent-style-name="Standard">
      <style:text-properties fo:font-weight="bold" officeooo:rsid="0009f216" officeooo:paragraph-rsid="0009f216" style:font-weight-asian="bold" style:font-weight-complex="bold"/>
    </style:style>
    <style:style style:name="P5" style:family="paragraph" style:parent-style-name="Standard">
      <style:text-properties fo:font-weight="bold" officeooo:rsid="00125680" officeooo:paragraph-rsid="0018aa82" style:font-weight-asian="bold" style:font-weight-complex="bold"/>
    </style:style>
    <style:style style:name="P6" style:family="paragraph" style:parent-style-name="Standard">
      <style:text-properties fo:font-weight="bold" officeooo:rsid="001bb2bc" officeooo:paragraph-rsid="001bb2bc" style:font-weight-asian="bold" style:font-weight-complex="bold"/>
    </style:style>
    <style:style style:name="P7" style:family="paragraph" style:parent-style-name="Standard">
      <style:text-properties fo:font-weight="bold" officeooo:rsid="001d78d8" officeooo:paragraph-rsid="001d78d8" style:font-weight-asian="bold" style:font-weight-complex="bold"/>
    </style:style>
    <style:style style:name="P8" style:family="paragraph" style:parent-style-name="Standard">
      <style:text-properties fo:font-weight="bold" officeooo:rsid="001d78d8" officeooo:paragraph-rsid="001b31d0" style:font-weight-asian="bold" style:font-weight-complex="bold"/>
    </style:style>
    <style:style style:name="P9" style:family="paragraph" style:parent-style-name="Standard">
      <style:text-properties fo:font-weight="bold" officeooo:rsid="001d9b30" officeooo:paragraph-rsid="001d9b30" style:font-weight-asian="bold" style:font-weight-complex="bold"/>
    </style:style>
    <style:style style:name="P10" style:family="paragraph" style:parent-style-name="Standard">
      <style:text-properties fo:font-weight="bold" officeooo:rsid="001eb5e8" officeooo:paragraph-rsid="001eb5e8" style:font-weight-asian="bold" style:font-weight-complex="bold"/>
    </style:style>
    <style:style style:name="P11" style:family="paragraph" style:parent-style-name="Standard">
      <style:text-properties fo:font-weight="bold" officeooo:rsid="00222bb9" officeooo:paragraph-rsid="00222bb9" style:font-weight-asian="bold" style:font-weight-complex="bold"/>
    </style:style>
    <style:style style:name="P12" style:family="paragraph" style:parent-style-name="Standard">
      <style:text-properties officeooo:rsid="00148a84" officeooo:paragraph-rsid="0018aa82"/>
    </style:style>
    <style:style style:name="P13" style:family="paragraph" style:parent-style-name="Standard">
      <style:text-properties officeooo:rsid="00125680" officeooo:paragraph-rsid="0018aa82"/>
    </style:style>
    <style:style style:name="P14" style:family="paragraph" style:parent-style-name="Standard">
      <style:text-properties officeooo:rsid="001309ce" officeooo:paragraph-rsid="0018aa82"/>
    </style:style>
    <style:style style:name="P15" style:family="paragraph" style:parent-style-name="Standard">
      <style:text-properties officeooo:rsid="000b50f2" officeooo:paragraph-rsid="000b50f2"/>
    </style:style>
    <style:style style:name="P16" style:family="paragraph" style:parent-style-name="Standard">
      <style:text-properties officeooo:rsid="001b31d0" officeooo:paragraph-rsid="001b31d0"/>
    </style:style>
    <style:style style:name="P17" style:family="paragraph" style:parent-style-name="Standard">
      <style:text-properties officeooo:rsid="001d78d8" officeooo:paragraph-rsid="001d78d8"/>
    </style:style>
    <style:style style:name="P18" style:family="paragraph" style:parent-style-name="Standard">
      <style:text-properties officeooo:rsid="001d78d8" officeooo:paragraph-rsid="001d9b30"/>
    </style:style>
    <style:style style:name="P19" style:family="paragraph" style:parent-style-name="Standard">
      <style:text-properties officeooo:rsid="001d9b30" officeooo:paragraph-rsid="001d9b30"/>
    </style:style>
    <style:style style:name="P20" style:family="paragraph" style:parent-style-name="Standard">
      <style:text-properties fo:font-weight="normal" officeooo:rsid="001efb81" officeooo:paragraph-rsid="001efb81" style:font-weight-asian="normal" style:font-weight-complex="normal"/>
    </style:style>
    <style:style style:name="P21" style:family="paragraph" style:parent-style-name="Standard">
      <style:text-properties fo:font-weight="normal" officeooo:rsid="00222bb9" officeooo:paragraph-rsid="00222bb9" style:font-weight-asian="normal" style:font-weight-complex="normal"/>
    </style:style>
    <style:style style:name="P22" style:family="paragraph" style:parent-style-name="Standard">
      <style:text-properties fo:font-style="normal" fo:font-weight="normal" officeooo:rsid="001eb5e8" officeooo:paragraph-rsid="001eb5e8" style:font-style-asian="normal" style:font-weight-asian="normal" style:font-style-complex="normal" style:font-weight-complex="normal"/>
    </style:style>
    <style:style style:name="P23" style:family="paragraph" style:parent-style-name="Standard">
      <style:text-properties fo:font-style="normal" fo:font-weight="normal" officeooo:rsid="0020276c" officeooo:paragraph-rsid="0020276c" style:font-style-asian="normal" style:font-weight-asian="normal" style:font-style-complex="normal" style:font-weight-complex="normal"/>
    </style:style>
    <style:style style:name="P24" style:family="paragraph" style:parent-style-name="Standard">
      <style:text-properties fo:font-style="normal" fo:font-weight="normal" officeooo:rsid="0025f79e" officeooo:paragraph-rsid="0025f79e" style:font-style-asian="normal" style:font-weight-asian="normal" style:font-style-complex="normal" style:font-weight-complex="normal"/>
    </style:style>
    <style:style style:name="P25" style:family="paragraph" style:parent-style-name="Standard">
      <style:text-properties fo:font-style="normal" fo:font-weight="normal" officeooo:rsid="0027dda3" officeooo:paragraph-rsid="00280b1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7dda3" officeooo:paragraph-rsid="003adc98" style:font-style-asian="normal" style:font-weight-asian="normal" style:font-style-complex="normal" style:font-weight-complex="normal"/>
    </style:style>
    <style:style style:name="P28" style:family="paragraph" style:parent-style-name="Standard">
      <style:text-properties fo:font-style="normal" fo:font-weight="normal" officeooo:rsid="0027dda3" officeooo:paragraph-rsid="003adc98"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c28b1" officeooo:paragraph-rsid="002c28b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e1f2e" officeooo:paragraph-rsid="002e1f2e"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eb004" officeooo:paragraph-rsid="002eb00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ec51f" officeooo:paragraph-rsid="002ec51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08d11" officeooo:paragraph-rsid="00308d1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08d11" officeooo:paragraph-rsid="0035ca08" style:font-style-asian="normal" style:font-weight-asian="normal" style:font-style-complex="normal" style:font-weight-complex="normal"/>
    </style:style>
    <style:style style:name="P35" style:family="paragraph" style:parent-style-name="Standard">
      <style:text-properties fo:font-style="normal" fo:font-weight="bold" officeooo:rsid="001eb5e8" officeooo:paragraph-rsid="001eb5e8" style:font-style-asian="normal" style:font-weight-asian="bold" style:font-style-complex="normal" style:font-weight-complex="bold"/>
    </style:style>
    <style:style style:name="P36" style:family="paragraph" style:parent-style-name="Standard">
      <style:text-properties fo:font-style="normal" fo:font-weight="bold" officeooo:rsid="0020276c" officeooo:paragraph-rsid="0020276c"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2c28b1" officeooo:paragraph-rsid="002c28b1" style:font-style-asian="normal" style:font-weight-asian="bold" style:font-style-complex="normal" style:font-weight-complex="bold"/>
    </style:style>
    <style:style style:name="P38" style:family="paragraph" style:parent-style-name="Standard">
      <style:text-properties officeooo:rsid="00245cd5" officeooo:paragraph-rsid="00245cd5"/>
    </style:style>
    <style:style style:name="P39" style:family="paragraph" style:parent-style-name="Standard">
      <style:text-properties officeooo:rsid="0019331e" officeooo:paragraph-rsid="00245cd5"/>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3e17d8"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3f9fbc"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dc98" officeooo:paragraph-rsid="003adc98"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506e" officeooo:paragraph-rsid="003c506e"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e154" officeooo:paragraph-rsid="003e17d8"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17d8" officeooo:paragraph-rsid="003e17d8"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1eb8" officeooo:paragraph-rsid="003e1eb8"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4417" officeooo:paragraph-rsid="003e4417"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cm" style:auto-text-indent="false"/>
      <style:text-properties officeooo:paragraph-rsid="003e17d8" fo:hyphenate="true" fo:hyphenation-remain-char-count="2" fo:hyphenation-push-char-count="2"/>
    </style:style>
    <style:style style:name="P49" style:family="paragraph" style:parent-style-name="Footnote">
      <style:text-properties officeooo:rsid="003ce154" officeooo:paragraph-rsid="003ce154"/>
    </style:style>
    <style:style style:name="P50" style:family="paragraph" style:parent-style-name="Heading_20_1">
      <style:paragraph-properties fo:break-before="page"/>
    </style:style>
    <style:style style:name="P51"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font-style="normal" fo:font-weight="normal" officeooo:rsid="003adc98" officeooo:paragraph-rsid="003adc98"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fo:font-weight="normal" officeooo:rsid="003e17d8" officeooo:paragraph-rsid="003e17d8"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fo:font-weight="normal" officeooo:rsid="00406588" officeooo:paragraph-rsid="00406588"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f9fbc" officeooo:paragraph-rsid="003fdb9f" fo:hyphenate="true" fo:hyphenation-remain-char-count="2" fo:hyphenation-push-char-count="2"/>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text-properties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23939"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62320"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82d02"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892b1"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50dfe2"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5227f5"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06588" officeooo:paragraph-rsid="00406588"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0704d" officeooo:paragraph-rsid="0040704d" fo:hyphenate="true" fo:hyphenation-remain-char-count="2" fo:hyphenation-push-char-count="2"/>
    </style:style>
    <style:style style:name="P6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1e1f" officeooo:paragraph-rsid="0040704d" fo:hyphenate="true" fo:hyphenation-remain-char-count="2" fo:hyphenation-push-char-count="2"/>
    </style:style>
    <style:style style:name="P6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3939" officeooo:paragraph-rsid="00423939" fo:hyphenate="true" fo:hyphenation-remain-char-count="2" fo:hyphenation-push-char-count="2"/>
    </style:style>
    <style:style style:name="P6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4a108" officeooo:paragraph-rsid="0044a108" fo:hyphenate="true" fo:hyphenation-remain-char-count="2" fo:hyphenation-push-char-count="2"/>
    </style:style>
    <style:style style:name="P6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4a108" officeooo:paragraph-rsid="0044d312" fo:hyphenate="true" fo:hyphenation-remain-char-count="2" fo:hyphenation-push-char-count="2"/>
    </style:style>
    <style:style style:name="P6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4d312" officeooo:paragraph-rsid="00462320" fo:hyphenate="true" fo:hyphenation-remain-char-count="2" fo:hyphenation-push-char-count="2"/>
    </style:style>
    <style:style style:name="P6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62320" officeooo:paragraph-rsid="00462320" fo:hyphenate="true" fo:hyphenation-remain-char-count="2" fo:hyphenation-push-char-count="2"/>
    </style:style>
    <style:style style:name="P7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6a5ea" officeooo:paragraph-rsid="0046a5ea" fo:hyphenate="true" fo:hyphenation-remain-char-count="2" fo:hyphenation-push-char-count="2"/>
    </style:style>
    <style:style style:name="P7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2d02" officeooo:paragraph-rsid="00482d02" fo:hyphenate="true" fo:hyphenation-remain-char-count="2" fo:hyphenation-push-char-count="2"/>
    </style:style>
    <style:style style:name="P7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9b4e8" officeooo:paragraph-rsid="0049b4e8" fo:hyphenate="true" fo:hyphenation-remain-char-count="2" fo:hyphenation-push-char-count="2"/>
    </style:style>
    <style:style style:name="P7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a38ee" officeooo:paragraph-rsid="004a38ee" fo:hyphenate="true" fo:hyphenation-remain-char-count="2" fo:hyphenation-push-char-count="2"/>
    </style:style>
    <style:style style:name="P7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aaa56" officeooo:paragraph-rsid="004aaa56" fo:hyphenate="true" fo:hyphenation-remain-char-count="2" fo:hyphenation-push-char-count="2"/>
    </style:style>
    <style:style style:name="P7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c1a8" officeooo:paragraph-rsid="004bc1a8" fo:hyphenate="true" fo:hyphenation-remain-char-count="2" fo:hyphenation-push-char-count="2"/>
    </style:style>
    <style:style style:name="P7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cb34b" officeooo:paragraph-rsid="004cb34b" fo:hyphenate="true" fo:hyphenation-remain-char-count="2" fo:hyphenation-push-char-count="2"/>
    </style:style>
    <style:style style:name="P7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cb34b" officeooo:paragraph-rsid="004d70e8" fo:hyphenate="true" fo:hyphenation-remain-char-count="2" fo:hyphenation-push-char-count="2"/>
    </style:style>
    <style:style style:name="P7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d70e8" officeooo:paragraph-rsid="004d70e8" fo:hyphenate="true" fo:hyphenation-remain-char-count="2" fo:hyphenation-push-char-count="2"/>
    </style:style>
    <style:style style:name="P7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143c" officeooo:paragraph-rsid="004f143c" fo:hyphenate="true" fo:hyphenation-remain-char-count="2" fo:hyphenation-push-char-count="2"/>
    </style:style>
    <style:style style:name="P8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1747" officeooo:paragraph-rsid="004fa5ae" fo:hyphenate="true" fo:hyphenation-remain-char-count="2" fo:hyphenation-push-char-count="2"/>
    </style:style>
    <style:style style:name="P8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5ae" officeooo:paragraph-rsid="004fa5ae" fo:hyphenate="true" fo:hyphenation-remain-char-count="2" fo:hyphenation-push-char-count="2"/>
    </style:style>
    <style:style style:name="P8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5ae" officeooo:paragraph-rsid="0050dfe2" fo:hyphenate="true" fo:hyphenation-remain-char-count="2" fo:hyphenation-push-char-count="2"/>
    </style:style>
    <style:style style:name="P8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0dfe2" officeooo:paragraph-rsid="0052220a" fo:hyphenate="true" fo:hyphenation-remain-char-count="2" fo:hyphenation-push-char-count="2"/>
    </style:style>
    <style:style style:name="P8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2220a" officeooo:paragraph-rsid="0052220a" fo:hyphenate="true" fo:hyphenation-remain-char-count="2" fo:hyphenation-push-char-count="2"/>
    </style:style>
    <style:style style:name="P8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227f5" officeooo:paragraph-rsid="005227f5" fo:hyphenate="true" fo:hyphenation-remain-char-count="2" fo:hyphenation-push-char-count="2"/>
    </style:style>
    <style:style style:name="P8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5517" officeooo:paragraph-rsid="00548351" fo:hyphenate="true" fo:hyphenation-remain-char-count="2" fo:hyphenation-push-char-count="2"/>
    </style:style>
    <style:style style:name="P8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48351" officeooo:paragraph-rsid="00548351" fo:hyphenate="true" fo:hyphenation-remain-char-count="2" fo:hyphenation-push-char-count="2"/>
    </style:style>
    <style:style style:name="P88" style:family="paragraph" style:parent-style-name="Standard">
      <style:text-properties fo:font-style="normal" fo:font-weight="normal" officeooo:rsid="0025f79e" officeooo:paragraph-rsid="002a4c59"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2ec51f" officeooo:paragraph-rsid="0040704d"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308d11" officeooo:paragraph-rsid="0035ca0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462320" officeooo:paragraph-rsid="00462320"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93" style:family="paragraph" style:parent-style-name="Standard">
      <style:text-properties fo:font-style="normal" fo:font-weight="normal" officeooo:rsid="0027dda3" officeooo:paragraph-rsid="002a4c59" style:font-style-asian="normal" style:font-weight-asian="normal" style:font-style-complex="normal" style:font-weight-complex="normal"/>
    </style:style>
    <style:style style:name="P94" style:family="paragraph" style:parent-style-name="Standard">
      <style:text-properties fo:font-style="normal" fo:font-weight="normal" officeooo:rsid="002a4c59" officeooo:paragraph-rsid="002a4c59" style:font-style-asian="normal" style:font-weight-asian="normal" style:font-style-complex="normal" style:font-weight-complex="normal"/>
    </style:style>
    <style:style style:name="P95" style:family="paragraph" style:parent-style-name="Standard">
      <style:text-properties fo:font-weight="normal" officeooo:rsid="0021e58a" officeooo:paragraph-rsid="0021e58a" style:font-weight-asian="normal" style:font-weight-complex="normal"/>
    </style:style>
    <style:style style:name="P96" style:family="paragraph" style:parent-style-name="Standard">
      <style:text-properties officeooo:paragraph-rsid="002a4c59"/>
    </style:style>
    <style:style style:name="P97" style:family="paragraph" style:parent-style-name="Standard">
      <style:text-properties officeooo:paragraph-rsid="00548351"/>
    </style:style>
    <style:style style:name="P98" style:family="paragraph" style:parent-style-name="Standard">
      <style:paragraph-properties fo:margin-left="0cm" fo:margin-right="0cm" fo:line-height="150%" fo:text-align="justify" style:justify-single-word="false" fo:hyphenation-ladder-count="no-limit" fo:text-indent="0cm" style:auto-text-indent="false"/>
      <style:text-properties fo:font-style="normal" fo:font-weight="normal" officeooo:rsid="0027dda3" officeooo:paragraph-rsid="0052220a" style:font-style-asian="normal" style:font-weight-asian="normal" style:font-style-complex="normal" style:font-weight-complex="normal" fo:hyphenate="true" fo:hyphenation-remain-char-count="2" fo:hyphenation-push-char-count="2"/>
    </style:style>
    <style:style style:name="P99" style:family="paragraph" style:parent-style-name="Footnote">
      <style:text-properties officeooo:paragraph-rsid="00406588"/>
    </style:style>
    <style:style style:name="P100" style:family="paragraph" style:parent-style-name="Footnote">
      <style:text-properties officeooo:rsid="0044a108" officeooo:paragraph-rsid="0044a108"/>
    </style:style>
    <style:style style:name="P101" style:family="paragraph" style:parent-style-name="Footnote">
      <style:text-properties officeooo:paragraph-rsid="00482d02"/>
    </style:style>
    <style:style style:name="P102" style:family="paragraph" style:parent-style-name="Footnote">
      <style:text-properties officeooo:rsid="004f143c" officeooo:paragraph-rsid="004f143c"/>
    </style:style>
    <style:style style:name="P103" style:family="paragraph" style:parent-style-name="Footnote">
      <style:text-properties officeooo:rsid="0050dfe2" officeooo:paragraph-rsid="0050dfe2"/>
    </style:style>
    <style:style style:name="P104" style:family="paragraph" style:parent-style-name="Footnote">
      <style:text-properties officeooo:rsid="0052220a" officeooo:paragraph-rsid="0052220a"/>
    </style:style>
    <style:style style:name="P105" style:family="paragraph" style:parent-style-name="Footnote">
      <style:text-properties officeooo:paragraph-rsid="005227f5"/>
    </style:style>
    <style:style style:name="T1" style:family="text">
      <style:text-properties officeooo:rsid="000af14d"/>
    </style:style>
    <style:style style:name="T2" style:family="text">
      <style:text-properties officeooo:rsid="000cf237"/>
    </style:style>
    <style:style style:name="T3" style:family="text">
      <style:text-properties officeooo:rsid="000ea8bc"/>
    </style:style>
    <style:style style:name="T4" style:family="text">
      <style:text-properties officeooo:rsid="001309ce"/>
    </style:style>
    <style:style style:name="T5" style:family="text">
      <style:text-properties officeooo:rsid="00148a84"/>
    </style:style>
    <style:style style:name="T6" style:family="text">
      <style:text-properties officeooo:rsid="0018aa82"/>
    </style:style>
    <style:style style:name="T7" style:family="text">
      <style:text-properties officeooo:rsid="0018cacd"/>
    </style:style>
    <style:style style:name="T8" style:family="text">
      <style:text-properties officeooo:rsid="001b31d0"/>
    </style:style>
    <style:style style:name="T9" style:family="text">
      <style:text-properties fo:font-weight="bold" style:font-weight-asian="bold" style:font-weight-complex="bold"/>
    </style:style>
    <style:style style:name="T10" style:family="text">
      <style:text-properties officeooo:rsid="001d9b30"/>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e17d8" style:font-style-asian="italic" style:font-weight-asian="normal" style:font-style-complex="italic" style:font-weight-complex="normal"/>
    </style:style>
    <style:style style:name="T14" style:family="text">
      <style:text-properties fo:font-style="italic" fo:font-weight="normal" officeooo:rsid="004f143c" style:font-style-asian="italic" style:font-weight-asian="normal" style:font-style-complex="italic" style:font-weight-complex="normal"/>
    </style:style>
    <style:style style:name="T15" style:family="text">
      <style:text-properties fo:font-style="italic" fo:font-weight="normal" officeooo:rsid="005227f5"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d9b3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5f79e" style:font-style-asian="normal" style:font-weight-asian="normal" style:font-style-complex="normal" style:font-weight-complex="normal"/>
    </style:style>
    <style:style style:name="T20" style:family="text">
      <style:text-properties fo:font-style="normal" fo:font-weight="normal" officeooo:rsid="002a4c59" style:font-style-asian="normal" style:font-weight-asian="normal" style:font-style-complex="normal" style:font-weight-complex="normal"/>
    </style:style>
    <style:style style:name="T21" style:family="text">
      <style:text-properties fo:font-style="normal" fo:font-weight="normal" officeooo:rsid="003c1e1f" style:font-style-asian="normal" style:font-weight-asian="normal" style:font-style-complex="normal" style:font-weight-complex="normal"/>
    </style:style>
    <style:style style:name="T22" style:family="text">
      <style:text-properties fo:font-style="normal" fo:font-weight="normal" officeooo:rsid="003c506e" style:font-style-asian="normal" style:font-weight-asian="normal" style:font-style-complex="normal" style:font-weight-complex="normal"/>
    </style:style>
    <style:style style:name="T23" style:family="text">
      <style:text-properties fo:font-style="normal" fo:font-weight="normal" officeooo:rsid="003ce154" style:font-style-asian="normal" style:font-weight-asian="normal" style:font-style-complex="normal" style:font-weight-complex="normal"/>
    </style:style>
    <style:style style:name="T24" style:family="text">
      <style:text-properties fo:font-style="normal" fo:font-weight="normal" officeooo:rsid="003e17d8" style:font-style-asian="normal" style:font-weight-asian="normal" style:font-style-complex="normal" style:font-weight-complex="normal"/>
    </style:style>
    <style:style style:name="T25" style:family="text">
      <style:text-properties fo:font-style="normal" fo:font-weight="normal" officeooo:rsid="003e1eb8" style:font-style-asian="normal" style:font-weight-asian="normal" style:font-style-complex="normal" style:font-weight-complex="normal"/>
    </style:style>
    <style:style style:name="T26" style:family="text">
      <style:text-properties fo:font-style="normal" fo:font-weight="normal" officeooo:rsid="003f9fbc" style:font-style-asian="normal" style:font-weight-asian="normal" style:font-style-complex="normal" style:font-weight-complex="normal"/>
    </style:style>
    <style:style style:name="T27" style:family="text">
      <style:text-properties fo:font-style="normal" fo:font-weight="normal" officeooo:rsid="00406588" style:font-style-asian="normal" style:font-weight-asian="normal" style:font-style-complex="normal" style:font-weight-complex="normal"/>
    </style:style>
    <style:style style:name="T28" style:family="text">
      <style:text-properties fo:font-style="normal" fo:font-weight="normal" officeooo:rsid="00462320" style:font-style-asian="normal" style:font-weight-asian="normal" style:font-style-complex="normal" style:font-weight-complex="normal"/>
    </style:style>
    <style:style style:name="T29" style:family="text">
      <style:text-properties fo:font-style="normal" fo:font-weight="normal" officeooo:rsid="0044d312" style:font-style-asian="normal" style:font-weight-asian="normal" style:font-style-complex="normal" style:font-weight-complex="normal"/>
    </style:style>
    <style:style style:name="T30" style:family="text">
      <style:text-properties fo:font-style="normal" fo:font-weight="normal" officeooo:rsid="004892b1" style:font-style-asian="normal" style:font-weight-asian="normal" style:font-style-complex="normal" style:font-weight-complex="normal"/>
    </style:style>
    <style:style style:name="T31" style:family="text">
      <style:text-properties fo:font-style="normal" fo:font-weight="normal" officeooo:rsid="0027dda3" style:font-style-asian="normal" style:font-weight-asian="normal" style:font-style-complex="normal" style:font-weight-complex="normal"/>
    </style:style>
    <style:style style:name="T32" style:family="text">
      <style:text-properties fo:font-style="normal" fo:font-weight="normal" officeooo:rsid="002b1375" style:font-style-asian="normal" style:font-weight-asian="normal" style:font-style-complex="normal" style:font-weight-complex="normal"/>
    </style:style>
    <style:style style:name="T33" style:family="text">
      <style:text-properties fo:font-style="normal" fo:font-weight="normal" officeooo:rsid="0049b4e8" style:font-style-asian="normal" style:font-weight-asian="normal" style:font-style-complex="normal" style:font-weight-complex="normal"/>
    </style:style>
    <style:style style:name="T34" style:family="text">
      <style:text-properties fo:font-style="normal" fo:font-weight="normal" officeooo:rsid="004aaa56" style:font-style-asian="normal" style:font-weight-asian="normal" style:font-style-complex="normal" style:font-weight-complex="normal"/>
    </style:style>
    <style:style style:name="T35" style:family="text">
      <style:text-properties fo:font-style="normal" fo:font-weight="normal" officeooo:rsid="004bc1a8" style:font-style-asian="normal" style:font-weight-asian="normal" style:font-style-complex="normal" style:font-weight-complex="normal"/>
    </style:style>
    <style:style style:name="T36" style:family="text">
      <style:text-properties fo:font-style="normal" fo:font-weight="normal" officeooo:rsid="004cb34b" style:font-style-asian="normal" style:font-weight-asian="normal" style:font-style-complex="normal" style:font-weight-complex="normal"/>
    </style:style>
    <style:style style:name="T37" style:family="text">
      <style:text-properties fo:font-style="normal" fo:font-weight="normal" officeooo:rsid="004d70e8" style:font-style-asian="normal" style:font-weight-asian="normal" style:font-style-complex="normal" style:font-weight-complex="normal"/>
    </style:style>
    <style:style style:name="T38" style:family="text">
      <style:text-properties fo:font-style="normal" fo:font-weight="normal" officeooo:rsid="004f143c" style:font-style-asian="normal" style:font-weight-asian="normal" style:font-style-complex="normal" style:font-weight-complex="normal"/>
    </style:style>
    <style:style style:name="T39" style:family="text">
      <style:text-properties fo:font-style="normal" fo:font-weight="normal" officeooo:rsid="004f1747" style:font-style-asian="normal" style:font-weight-asian="normal" style:font-style-complex="normal" style:font-weight-complex="normal"/>
    </style:style>
    <style:style style:name="T40" style:family="text">
      <style:text-properties fo:font-style="normal" fo:font-weight="normal" officeooo:rsid="004fa5ae" style:font-style-asian="normal" style:font-weight-asian="normal" style:font-style-complex="normal" style:font-weight-complex="normal"/>
    </style:style>
    <style:style style:name="T41" style:family="text">
      <style:text-properties fo:font-style="normal" fo:font-weight="normal" officeooo:rsid="0052220a" style:font-style-asian="normal" style:font-weight-asian="normal" style:font-style-complex="normal" style:font-weight-complex="normal"/>
    </style:style>
    <style:style style:name="T42" style:family="text">
      <style:text-properties fo:font-style="normal" fo:font-weight="normal" officeooo:rsid="005227f5" style:font-style-asian="normal" style:font-weight-asian="normal" style:font-style-complex="normal" style:font-weight-complex="normal"/>
    </style:style>
    <style:style style:name="T43" style:family="text">
      <style:text-properties officeooo:rsid="0027dda3"/>
    </style:style>
    <style:style style:name="T44" style:family="text">
      <style:text-properties officeooo:rsid="00280b13"/>
    </style:style>
    <style:style style:name="T45" style:family="text">
      <style:text-properties officeooo:rsid="002a4c59"/>
    </style:style>
    <style:style style:name="T46" style:family="text">
      <style:text-properties officeooo:rsid="002b1375"/>
    </style:style>
    <style:style style:name="T47" style:family="text">
      <style:text-properties officeooo:rsid="002bb6ed"/>
    </style:style>
    <style:style style:name="T48" style:family="text">
      <style:text-properties officeooo:rsid="002ddc3d"/>
    </style:style>
    <style:style style:name="T49" style:family="text">
      <style:text-properties officeooo:rsid="0030ee25"/>
    </style:style>
    <style:style style:name="T50" style:family="text">
      <style:text-properties officeooo:rsid="00321d7d"/>
    </style:style>
    <style:style style:name="T51" style:family="text">
      <style:text-properties officeooo:rsid="00330862"/>
    </style:style>
    <style:style style:name="T52" style:family="text">
      <style:text-properties officeooo:rsid="0034422f"/>
    </style:style>
    <style:style style:name="T53" style:family="text">
      <style:text-properties officeooo:rsid="0035ca08"/>
    </style:style>
    <style:style style:name="T54" style:family="text">
      <style:text-properties officeooo:rsid="00371f45"/>
    </style:style>
    <style:style style:name="T55" style:family="text">
      <style:text-properties officeooo:rsid="0039118e"/>
    </style:style>
    <style:style style:name="T56" style:family="text">
      <style:text-properties style:text-position="super 58%" fo:font-style="normal" fo:font-weight="normal" style:font-style-asian="normal" style:font-weight-asian="normal" style:font-style-complex="normal" style:font-weight-complex="normal"/>
    </style:style>
    <style:style style:name="T57" style:family="text">
      <style:text-properties officeooo:rsid="003e17d8"/>
    </style:style>
    <style:style style:name="T58" style:family="text">
      <style:text-properties officeooo:rsid="003e1eb8"/>
    </style:style>
    <style:style style:name="T59" style:family="text">
      <style:text-properties officeooo:rsid="003e4417"/>
    </style:style>
    <style:style style:name="T60" style:family="text">
      <style:text-properties officeooo:rsid="003fdb9f"/>
    </style:style>
    <style:style style:name="T61" style:family="text">
      <style:text-properties officeooo:rsid="00406588"/>
    </style:style>
    <style:style style:name="T62" style:family="text">
      <style:text-properties officeooo:rsid="00423939"/>
    </style:style>
    <style:style style:name="T63" style:family="text">
      <style:text-properties officeooo:rsid="0042cfa0"/>
    </style:style>
    <style:style style:name="T64" style:family="text">
      <style:text-properties officeooo:rsid="0044d312"/>
    </style:style>
    <style:style style:name="T65" style:family="text">
      <style:text-properties officeooo:rsid="00462320"/>
    </style:style>
    <style:style style:name="T66" style:family="text">
      <style:text-properties fo:font-variant="normal" fo:text-transform="none" fo:color="#ed2f00" style:text-line-through-style="none" style:text-line-through-type="none" style:font-name="Ubuntu" fo:letter-spacing="normal" fo:font-style="normal" style:text-underline-style="none" fo:font-weight="normal" style:text-blinking="false"/>
    </style:style>
    <style:style style:name="T67" style:family="text">
      <style:text-properties officeooo:rsid="0046a5ea"/>
    </style:style>
    <style:style style:name="T68" style:family="text">
      <style:text-properties officeooo:rsid="0048234e"/>
    </style:style>
    <style:style style:name="T69" style:family="text">
      <style:text-properties officeooo:rsid="00482d02"/>
    </style:style>
    <style:style style:name="T70" style:family="text">
      <style:text-properties officeooo:rsid="004892b1"/>
    </style:style>
    <style:style style:name="T71" style:family="text">
      <style:text-properties officeooo:rsid="004aaa56"/>
    </style:style>
    <style:style style:name="T72" style:family="text">
      <style:text-properties officeooo:rsid="004cb34b"/>
    </style:style>
    <style:style style:name="T73" style:family="text">
      <style:text-properties officeooo:rsid="004d70e8"/>
    </style:style>
    <style:style style:name="T74" style:family="text">
      <style:text-properties officeooo:rsid="004f143c"/>
    </style:style>
    <style:style style:name="T75" style:family="text">
      <style:text-properties officeooo:rsid="004fa5ae"/>
    </style:style>
    <style:style style:name="T76" style:family="text">
      <style:text-properties officeooo:rsid="0050dfe2"/>
    </style:style>
    <style:style style:name="T77" style:family="text">
      <style:text-properties officeooo:rsid="0052220a"/>
    </style:style>
    <style:style style:name="T78" style:family="text">
      <style:text-properties officeooo:rsid="005227f5"/>
    </style:style>
    <style:style style:name="T79" style:family="text">
      <style:text-properties officeooo:rsid="00535517"/>
    </style:style>
    <style:style style:name="T80" style:family="text">
      <style:text-properties officeooo:rsid="005483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1. The power of an idea – but which idea?</text:p>
      <text:p text:style-name="P93">- <text:span text:style-name="T45">JDP emerged from older islamist movements</text:span></text:p>
      <text:p text:style-name="P93">- <text:span text:style-name="T45">created a new ideology and gained power over power networks</text:span></text:p>
      <text:p text:style-name="P93">- <text:span text:style-name="T45">but how does this idea look like, which dynamics arise in it?</text:span></text:p>
      <text:p text:style-name="P93">- <text:span text:style-name="T45">thesis question?</text:span></text:p>
      <text:p text:style-name="P96"><text:span text:style-name="T20">2</text:span><text:span text:style-name="T19">. Dynamics inside 'conservative democracy'</text:span></text:p>
      <text:p text:style-name="P96"><text:span text:style-name="T19">- </text:span><text:span text:style-name="T20">two important parts of the ideology of the JDP are the EU-membership and moderate islamism</text:span></text:p>
      <text:p text:style-name="P94">- why have they been benefiting the JDP and what role do they play?</text:p>
      <text:p text:style-name="P94">- did they change over the time?</text:p>
      <text:p text:style-name="P88"><text:span text:style-name="T45">2</text:span>.1 The role of the 'membership in the EU' in JDP's ideology</text:p>
      <text:p text:style-name="P88">- <text:span text:style-name="T45">seemed to be progressive, modern, reforming a broken system</text:span></text:p>
      <text:p text:style-name="P88">- <text:span text:style-name="T45">promise to solve the Turkish economic crisis, appealing to new Islamic bourgeoisie</text:span></text:p>
      <text:p text:style-name="P88">- <text:span text:style-name="T45">useful to prove moderate islamism</text:span></text:p>
      <text:p text:style-name="P88">- <text:span text:style-name="T45">dropped slowly, as EU is in crisis and Erdoğan changes orientation to regional hegemony</text:span></text:p>
      <text:p text:style-name="P88"><text:span text:style-name="T45">2</text:span>.2 The role of islamism in 'conservative democracy'</text:p>
      <text:p text:style-name="P88">- <text:span text:style-name="T45">Islam is the religion of 99% of the Turkish society, unites the people over the splits in society</text:span></text:p>
      <text:p text:style-name="P88">- <text:span text:style-name="T45">opposing the Kemalist elite and the weaknesses in their ideology</text:span></text:p>
      <text:p text:style-name="P88">- <text:span text:style-name="T45">promoting religious freedom as democratic right</text:span></text:p>
      <text:p text:style-name="P88">- <text:span text:style-name="T45">changed from moderate to more radical (in 2007?)</text:span></text:p>
      <text:p text:style-name="P88"><text:span text:style-name="T45">3</text:span>. Change in signification of JDP's 'conservative democracy'</text:p>
      <text:p text:style-name="P88">- <text:span text:style-name="T46">dynamics of discourse tend to change the signification of terms and identities</text:span></text:p>
      <text:p text:style-name="P88">- <text:span text:style-name="T46">the simple answers, which the JDP gave to everyone, weren't enough at some point</text:span></text:p>
      <text:p text:style-name="P88">- <text:span text:style-name="T46">the meaning of 'conservative democracy' became more definite and exclusive, but why?</text:span></text:p>
      <text:p text:style-name="P88"><text:span text:style-name="T45">3</text:span>.1 <text:span text:style-name="T43">The loss of an enemy</text:span></text:p>
      <text:p text:style-name="P88">- <text:span text:style-name="T46">when JDP comes into power, the responsibility shifts to them</text:span></text:p>
      <text:p text:style-name="P88">- <text:span text:style-name="T46">the Kemalists aren't responsible of the problems anymore</text:span></text:p>
      <text:p text:style-name="P88">- <text:span text:style-name="T46">therefore a new signified other is important to define the own identity</text:span></text:p>
      <text:p text:style-name="P93"><text:span text:style-name="T45">3</text:span>.2 Gaining new signification</text:p>
      <text:p text:style-name="P93">- <text:span text:style-name="T46">as the questions about 'conservative democracy' arise, its meaning becomes more definite</text:span></text:p>
      <text:p text:style-name="P93">- <text:span text:style-name="T46">meanings are excluded of the term to narrow the ideology down</text:span></text:p>
      <text:p text:style-name="P93">- <text:span text:style-name="T46">a new conservative Turkish-national norm is established to save the power position of the ideology</text:span></text:p>
      <text:p text:style-name="P26"><text:span text:style-name="T45">4</text:span>. Random ideologies are random</text:p>
      <text:p text:style-name="P26">- <text:span text:style-name="T46">it was never important if Erdoğan or the benefiters of 'conservative democracy' believed in it</text:span></text:p>
      <text:p text:style-name="P26">- <text:span text:style-name="T46">the parts of the ideology were disposable, but effective.</text:span></text:p>
      <text:p text:style-name="P26">- <text:span text:style-name="T47">empty signifiers are very fragile, as they only work until people fill them with meaning</text:span></text:p>
      <text:p text:style-name="P26">- <text:span text:style-name="T46">now the ideology of the JDP has moved from an empty signifier to a cultural hegemony</text:span></text:p>
      <text:p text:style-name="P26">- <text:span text:style-name="T47">this and other authoritarian measures are enforced, to secure the power of the JDP also without the ideology for everyone.</text:span></text:p>
      <text:p text:style-name="P26"/>
      <text:p text:style-name="P26"/>
      <text:p text:style-name="P50">1. The power of an idea</text:p>
      <text:p text:style-name="P28"/>
      <text:p text:style-name="P51">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42"><text:span text:style-name="T18">Until the JDP implemented some structural reforms to democratize the Turkish republic, the state was dominated by the so-called Kemalist </text:span><text:span text:style-name="T21">military </text:span><text:span text:style-name="T18">elite. </text:span><text:span text:style-name="T21">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64"><text:span text:style-name="T18">The JDP has roots in several Islamic movements, which played a huge role in the Turkish political struggles of the 20</text:span><text:span text:style-name="T56">th</text:span><text:span text:style-name="T18"> century. It is the fifth political party which is counted to that legacy, and emerged out of the ashes of the Virtue Party, which was </text:span><text:span text:style-name="T22">banned shortly after the foundation of the JDP. Throughout the former decades the ideas of the Islamic movement had developed a more and more moderate stance</text:span><text:span text:style-name="T18"><text:note text:id="ftn5" text:note-class="footnote"><text:note-citation>1</text:note-citation><text:note-body><text:p text:style-name="P89"><text:s/><text:a xlink:type="simple" xlink:href="https://www.wilsoncenter.org/article/turkey-the-new-model" text:style-name="Internet_20_link" text:visited-style-name="Visited_20_Internet_20_Link">https://www.wilsoncenter.org/article/turkey-the-new-model</text:a></text:p></text:note-body></text:note></text:span><text:span text:style-name="T22">, and the JDP took at its foundation another huge step in that direction, when they made an orientation towards the west and EU membership core elements of their agenda.</text:span></text:p>
      <text:p text:style-name="P43"><text:span text:style-name="T18">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23">ideology</text:span><text:span text:style-name="T18">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8"><text:note text:id="ftn1" text:note-class="footnote"><text:note-citation>2</text:note-citation><text:note-body><text:p text:style-name="P49"><text:s/>Jaraba (2013): <text:span text:style-name="T59">p. </text:span>126ff</text:p></text:note-body></text:note></text:span></text:p>
      <text:p text:style-name="P44"><text:span text:style-name="T18">When you read about Turkey in a newspaper though, it barely sounds like a liberal democracy. The war on the Kurdish minority and the violent suppression of the Gezi Park </text:span><text:soft-page-break/><text:span text:style-name="T18">protests </text:span><text:span text:style-name="T24">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45"><text:span text:style-name="T18">Basak Alpan noticed in her paper </text:span><text:span text:style-name="T12">From AKP’s ‘Conservative Democracy’ to ‘Advanced</text:span></text:p>
      <text:p text:style-name="P48"><text:span text:style-name="T13">Democracy’: Shifts and Challenges in the Debate on ‘Europe’</text:span><text:span text:style-name="T24">, how the terms which the JDP is using to describe its goals are changing their meaning. Her main focus lies on </text:span>Muhafazakar demokrasi <text:span text:style-name="T57">(conservative democracy) and </text:span>ileri demokrasi <text:span text:style-name="T57">(advanced democracy). </text:span><text:span text:style-name="T24">How do these signifiers change their significations and how is their usage explainable?</text:span></text:p>
      <text:p text:style-name="P52">I want to analyze these dynamics and show, how the JDP uses ideology to keep its power position.</text:p>
      <text:p text:style-name="P52"/>
      <text:p text:style-name="Heading_20_1"><text:span text:style-name="T20">2</text:span><text:span text:style-name="T19">. Dynamics inside 'conservative democracy'</text:span></text:p>
      <text:p text:style-name="P40"/>
      <text:p text:style-name="P45"><text:span text:style-name="T18">When the JDP emerged out of the Virtue Party in 2001, their notion of conservative democracy was a true innovation. Not only that the Islamism they promoted grew more and more moderate, </text:span><text:span text:style-name="T25">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46"><text:span text:style-name="T18">The JDP used this </text:span><text:span text:style-name="T26">identity vacuum for </text:span><text:span text:style-name="T18">“promoting a new ideological discourse going beyond social divisions and contradictions”</text:span><text:span text:style-name="T18"><text:note text:id="ftn2" text:note-class="footnote"><text:note-citation>3</text:note-citation><text:note-body><text:p text:style-name="Footnote"><text:s/><text:span text:style-name="T58">Jaraba (2013): p. 128</text:span></text:p></text:note-body></text:note></text:span><text:span text:style-name="T18">,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47"><text:span text:style-name="T18">Basak Alpan is arguing that 'conservative democracy' is an empty signifier after Laclau's poststructuralist theory. In her argumentation the term can be used to “bring together heterogeneous elements, [as] they are generally characterized by 'ambiguity'”</text:span><text:span text:style-name="T18"><text:note text:id="ftn3" text:note-class="footnote"><text:note-citation>4</text:note-citation><text:note-body><text:p text:style-name="Footnote"><text:s/><text:span text:style-name="T59">Alpan (2016): p. 17</text:span></text:p></text:note-body></text:note></text:span><text:span text:style-name="T18">.</text:span></text:p>
      <text:p text:style-name="P47"><text:soft-page-break/><text:span text:style-name="T18">First off all I think she is wrong with her argumentation, at least when she says that 'conservative democracy' is an empty signifier in Laclau's sense. Laclau defines empty signifiers as a “signifier without a signified”</text:span><text:span text:style-name="T18"><text:note text:id="ftn4" text:note-class="footnote"><text:note-citation>5</text:note-citation><text:note-body><text:p text:style-name="Footnote"><text:s/><text:span text:style-name="T59">Laclau (1997), p. 306</text:span></text:p></text:note-body></text:note></text:span><text:span text:style-name="T18">,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12">empty</text:span><text:span text:style-name="T18"> signifier. </text:span><text:span text:style-name="T37">'Advanced democracy' on the contrary is a classical signifier, and has the classical effect of every political term, as I will outline in chapter 3.1.</text:span><text:span text:style-name="T18"> Her argument </text:span><text:span text:style-name="T37">though</text:span><text:span text:style-name="T18">, how </text:span><text:span text:style-name="T37">'conservative democracy'</text:span><text:span text:style-name="T18"> worked to unify the heterogeneous elements of Turkish identity and let </text:span><text:span text:style-name="T26">many different ideas coexist, is still valid when its about normal signifiers.</text:span></text:p>
      <text:p text:style-name="P53">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41"/>
      <text:p text:style-name="Heading_20_1"><text:span text:style-name="T20">2</text:span><text:span text:style-name="T19">.1 The role of the 'membership in the EU' in JDP's ideology</text:span></text:p>
      <text:p text:style-name="P41"/>
      <text:p text:style-name="P54">European thoughts have had too complex influences on middle eastern identities and ideologies, to describe them in this paper. <text:span text:style-name="T60">The role of Turkey is sometimes described as: ‘With one foot in Europe and the other in the Middle East, Turkey is alarmed that it will be torn in two by Western talk of “clash of civilizations”’</text:span><text:span text:style-name="T60"><text:note text:id="ftn0" text:note-class="footnote"><text:note-citation>6</text:note-citation><text:note-body><text:p text:style-name="P99"><text:s/><text:span text:style-name="T61">International Crisis Group (2010), p. 5</text:span></text:p></text:note-body></text:note></text:span><text:span text:style-name="T60">.</text:span></text:p>
      <text:p text:style-name="P62">Especially in the beginning of the JDP's rise, this clash of civilizations has been tried 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63">When the JDP stepped up to reform a system, whose authorities were not able to cope with the challenges of a changing world, the notion of Europe and a membership in the EU <text:soft-page-break/>promised solutions for many of Turkey's economic problems. This especially appealed to the new Islamic Bourgeoisie, which had emerged in Turkey and supported <text:span text:style-name="T62">the JDP</text:span> after the reformists' split from the National Outlook Movement <text:span text:style-name="T62">(NOM)</text:span>, <text:span text:style-name="T62">which did not totally follow the JDP's agenda</text:span><text:note text:id="ftn6" text:note-class="footnote"><text:note-citation>7</text:note-citation><text:note-body><text:p text:style-name="Footnote"><text:s/><text:span text:style-name="T62">Jaraba (2013), p. 140</text:span></text:p></text:note-body></text:note>.</text:p>
      <text:p text:style-name="P65">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65">With this move the JDP could continue fighting against the same enemy, the secularist military, but without providing the weak spot of being radical Islamists, which enabled the Kemalists to close down the former political parties of the NOM.</text:p>
      <text:p text:style-name="P65">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56"><text:span text:style-name="T62">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questioning of the legitimacy of EU demands while also increasing the costs of compliance for Turkey’s political elites”<text:note text:id="ftn7" text:note-class="footnote"><text:note-citation>8</text:note-citation><text:note-body><text:p text:style-name="Footnote"><text:s/><text:span text:style-name="T63">Balkir/Eleymer (2016), p. 35</text:span></text:p></text:note-body></text:note>, <text:span text:style-name="T63">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63"><text:note text:id="ftn8" text:note-class="footnote"><text:note-citation>9</text:note-citation><text:note-body><text:p text:style-name="P100"><text:s/>Alpan (2016), p. 23<text:span text:style-name="T64">f</text:span></text:p></text:note-body></text:note></text:span><text:span text:style-name="T63">, which further reduced the attraction of a Turkish accession.</text:span></text:p>
      <text:p text:style-name="P66"><text:soft-page-break/>These developments had the consequence, that it was no longer useful for the JDP to uphold the European utopia. When the JDP proclaimed the 'European year' in 2008, the support for an EU accession was already declining. </text:p>
      <text:p text:style-name="P66">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67">In this new narrative, the EU has lost its central role as ends to the means of the JDP's actions – but it is still used as means to the new ends. <text:span text:style-name="T64">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64"><text:note text:id="ftn9" text:note-class="footnote"><text:note-citation>10</text:note-citation><text:note-body><text:p text:style-name="Footnote"><text:s/><text:span text:style-name="T64">Ibid.</text:span></text:p></text:note-body></text:note></text:span><text:span text:style-name="T64">.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68">The other role of Europe in the JDP's discourse according to Alpan is as a “Partner in Crime”. As authoritarian security policies and mass surveillance are in fashion on the European continent, Erdoğan is using this example to justify his own anti-democratic 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0" text:note-class="footnote"><text:note-citation>11</text:note-citation><text:note-body><text:p text:style-name="Footnote"><text:s/><text:span text:style-name="T64">Ibid.</text:span></text:p></text:note-body></text:note>.</text:p>
      <text:p text:style-name="P68"/>
      <text:p text:style-name="Heading_20_1"><text:span text:style-name="T20">2</text:span><text:span text:style-name="T19">.2 The role of </text:span><text:span text:style-name="T27">I</text:span><text:span text:style-name="T19">slam in </text:span><text:span text:style-name="T28">the JDP's ideology</text:span></text:p>
      <text:p text:style-name="P68"/>
      <text:p text:style-name="P69"><text:span text:style-name="T18">The notion of Islam was also used in different manners by the JDP. Having an Islamist tradition, and being emerged just out of another party which was closed down due to Is</text:span><text:soft-page-break/><text:span text:style-name="T18">lamism, and after </text:span><text:span text:style-name="T29">Erdoğan </text:span><text:span text:style-name="T18">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57"><text:span text:style-name="T28">As Islam is the religion of </text:span>97.8 <text:span text:style-name="T65">percent of the Turkish population</text:span><text:span text:style-name="T65"><text:note text:id="ftn11" text:note-class="footnote"><text:note-citation>12</text:note-citation><text:note-body><text:p text:style-name="Footnote"><text:s/>KONDA Research and Consultancy (2007)</text:p></text:note-body></text:note></text:span><text:span text:style-name="T65">,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the new identity it was offering. In this way the JDP was able to reflect the interests of a wide majority in the Turkish population, and get their votes and further support.</text:span><text:span text:style-name="T65"><text:note text:id="ftn12" text:note-class="footnote"><text:note-citation>13</text:note-citation><text:note-body><text:p text:style-name="Footnote"><text:s/><text:span text:style-name="T67">Jaraba (2013), p. 152</text:span></text:p></text:note-body></text:note></text:span></text:p>
      <text:p text:style-name="P70">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58"><text:span text:style-name="T67">This sounds especially ridiculous under the impression of the later events. When around 2007 several outer circumstances changed, also the notion of Islam as it was 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69">and reinforcing the repression against the Kurdish political parties</text:span><text:note text:id="ftn14" text:note-class="footnote"><text:note-citation>14</text:note-citation><text:note-body><text:p text:style-name="P101"><text:s/><text:span text:style-name="T68">https://www.opendemocracy.net/cihan-tugal/turkey-hard-totalitarianism-erdogan-authoritarian</text:span></text:p></text:note-body></text:note><text:span text:style-name="T69">.</text:span></text:p>
      <text:p text:style-name="P58"><text:span text:style-name="T69">The JDP is introducing the identity of a strong Turkish nation with conservative citizens. Therefore they are creating the picture of a conservative Turkish norm, which turkey </text:span><text:soft-page-break/><text:span text:style-name="T69">is evolving to. In this narrative turkey is becoming itself again. Different approaches to culture, which intervene in the “natural” forms of society, are deemed dangerous, harmful and w</text:span>rong.</text:p>
      <text:p text:style-name="P55">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8">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71">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71"/>
      <text:p text:style-name="Heading_20_1"><text:span text:style-name="T18">3</text:span><text:span text:style-name="T19">. </text:span><text:span text:style-name="T27">Explanations for the c</text:span><text:span text:style-name="T19">hange in signification of JDP's </text:span><text:span text:style-name="T27">ideology</text:span></text:p>
      <text:p text:style-name="P71"/>
      <text:p text:style-name="P71"><text:span text:style-name="T18">The new authoritarian development of the JDP's policy is disrupting a golden age of liberal democratic reform, prosperity and progress, even a peace process in the Kurdish question, which had promised a solution to a decades lasting conflict. While the JDP was a big hope for minorities, for liberals and also for European elites, their policy has changed over only a few years into a big human rights issue.</text:span></text:p>
      <text:p text:style-name="P71"><text:span text:style-name="T18">What </text:span><text:span text:style-name="T30">development could justify such a U-turn from a liberal-conservative party to full authoritarian or even totalitarianism, as some claim</text:span><text:span text:style-name="T30"><text:note text:id="ftn13" text:note-class="footnote"><text:note-citation>15</text:note-citation><text:note-body><text:p text:style-name="Footnote"><text:s/><text:span text:style-name="T70">Ibid.</text:span></text:p></text:note-body></text:note></text:span><text:span text:style-name="T30">?</text:span></text:p>
      <text:p text:style-name="P59"><text:span text:style-name="T30">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30">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text:soft-page-break/>decade)”<text:note text:id="ftn15" text:note-class="footnote"><text:note-citation>16</text:note-citation><text:note-body><text:p text:style-name="Footnote"><text:s/><text:span text:style-name="T70">Ibid.</text:span></text:p></text:note-body></text:note>. <text:span text:style-name="T70">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72">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73">There are to theories, which can be used to describe the change in the JDP's ideology in a very good way, so I want to outline both of them: the poststructuralist approach on signification of terms and identities in complex designation systems <text:span text:style-name="T73">in 3.1</text:span>, and the Michael Mann theory of ideology as a promiscuous power network <text:span text:style-name="T73">in 3.2</text:span>.</text:p>
      <text:p text:style-name="P73"/>
      <text:p text:style-name="Heading_20_1"><text:span text:style-name="T20">3</text:span><text:span text:style-name="T31">.</text:span><text:span text:style-name="T33">1</text:span><text:span text:style-name="T31"> </text:span><text:span text:style-name="T37">Change in</text:span><text:span text:style-name="T31"> signification </text:span><text:span text:style-name="T37">of political identities</text:span></text:p>
      <text:p text:style-name="P73"/>
      <text:p text:style-name="P73"><text:span text:style-name="T18">When the JDP entered the stage, its </text:span><text:span text:style-name="T34">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34"><text:note text:id="ftn16" text:note-class="footnote"><text:note-citation>17</text:note-citation><text:note-body><text:p text:style-name="Footnote"><text:s/><text:span text:style-name="T71">Laclau (2010), p. 66</text:span></text:p></text:note-body></text:note></text:span></text:p>
      <text:p text:style-name="P74"><text:span text:style-name="T18">The signification of one term is changing all the time, as the whole language is changing. For every time you use or perceive a signifier, you position yourself and your own </text:span><text:soft-page-break/><text:span text:style-name="T18">identity in difference or equivalence to it, introducing a new context, changing the system of designation and </text:span><text:span text:style-name="T35">the whole totality inbound.</text:span></text:p>
      <text:p text:style-name="P75"><text:span text:style-name="T18">This is why signification is always fluid. As the identity of a signifier is questioned and defined newly every time it is used, identities are always changing.</text:span></text:p>
      <text:p text:style-name="P75"><text:span text:style-name="T18">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span></text:p>
      <text:p text:style-name="P75"><text:span text:style-name="T18">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progress through </text:span><text:span text:style-name="T36">cosmopolitanism and </text:span><text:span text:style-name="T18">European values, moderate Islam </text:span><text:span text:style-name="T36">and democratization of the Turkish state, e.g. by disempowerment of the Kemalist elite</text:span><text:span text:style-name="T18">.</text:span><text:span text:style-name="T18"><text:note text:id="ftn17" text:note-class="footnote"><text:note-citation>18</text:note-citation><text:note-body><text:p text:style-name="Footnote"><text:s/><text:span text:style-name="T72">Alpan (2016), p. 18ff</text:span></text:p></text:note-body></text:note></text:span></text:p>
      <text:p text:style-name="P75"><text:span text:style-name="T18">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span></text:p>
      <text:p text:style-name="P76"><text:span text:style-name="T18">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span></text:p>
      <text:p text:style-name="P76"><text:span text:style-name="T18">The disappearance of the Kemalist influence led to another conflict with the term. When the structural changes occurred which granted the citizens more religious freedoms and di</text:span><text:soft-page-break/><text:span text:style-name="T18">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span></text:p>
      <text:p text:style-name="P76"><text:span text:style-name="T18">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span></text:p>
      <text:p text:style-name="P77"><text:span text:style-name="T18">As the term of 'conservative democracy' </text:span><text:span text:style-name="T37">got narrowed down to a more and more definitive meaning, the JDP dropped it.</text:span><text:span text:style-name="T37"><text:note text:id="ftn18" text:note-class="footnote"><text:note-citation>19</text:note-citation><text:note-body><text:p text:style-name="Footnote"><text:s/><text:span text:style-name="T73">Ibid., p. 20</text:span></text:p></text:note-body></text:note></text:span><text:span text:style-name="T37"> Instead they decided to introduce the new term of 'advanced democracy' to promote several concepts which would be more useful to secure their power position. Included in this term is e.g. a Turkish-national norm, </text:span><text:span text:style-name="T41">stability,</text:span><text:span text:style-name="T37"> conservative behavior, and other nationalist and religious concepts to build up a cultural hegemony – an identity which is established by consensus (the Turkish nationality and the Islamic belief almost everyone shares) and backed by coercion (the violent measures 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78"><text:span text:style-name="T18">This new identity is far more useful for Erdoğan and his party to conduct their policy in Turkey and on the world's stage, providing the authoritarian stability they need. </text:span></text:p>
      <text:p text:style-name="P78"/>
      <text:p text:style-name="Heading_20_1"><text:span text:style-name="T33">3.2 Emergence of 'advanced democracy'</text:span></text:p>
      <text:p text:style-name="P78"/>
      <text:p text:style-name="P78"><text:span text:style-name="T33">A</text:span><text:span text:style-name="T18">s Michael Mann describes in his theory </text:span><text:span text:style-name="T38">in</text:span><text:span text:style-name="T18"> </text:span><text:span text:style-name="T14">T</text:span><text:span text:style-name="T12">he </text:span><text:span text:style-name="T14">S</text:span><text:span text:style-name="T12">ources of </text:span><text:span text:style-name="T14">S</text:span><text:span text:style-name="T12">ocial </text:span><text:span text:style-name="T14">P</text:span><text:span text:style-name="T12">ower</text:span><text:span text:style-name="T18">, on of the most important power sources, especially for the JDP, is ideological influence</text:span><text:span text:style-name="T18"><text:note text:id="ftn19" text:note-class="footnote"><text:note-citation>20</text:note-citation><text:note-body><text:p text:style-name="P102"><text:s/>Mann (2005), p. 2</text:p></text:note-body></text:note></text:span><text:span text:style-name="T18">. It is exercised in social networks </text:span><text:span text:style-name="T38">through status and identity, where individuals define their identity in relation to each other and influence each other with thoughts and ideas they either share or oppose.</text:span></text:p>
      <text:p text:style-name="P79"><text:span text:style-name="T18">Other power networks usually need backing by an ideological network, to keep their stability, as questions tend to arise why some individuals have more power than others and </text:span><text:soft-page-break/><text:span text:style-name="T18">why the world is ordered in these or that institutions (which are the consolidations of the power of any ruling class</text:span><text:span text:style-name="T18"><text:note text:id="ftn20" text:note-class="footnote"><text:note-citation>21</text:note-citation><text:note-body><text:p text:style-name="Footnote"><text:s/><text:span text:style-name="T74">Ibid., p. 7</text:span></text:p></text:note-body></text:note></text:span><text:span text:style-name="T18">). </text:span><text:span text:style-name="T39">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80"><text:span text:style-name="T18">Michael Mann calls this 'interstitial emergence'. </text:span><text:span text:style-name="T40">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40"><text:note text:id="ftn21" text:note-class="footnote"><text:note-citation>22</text:note-citation><text:note-body><text:p text:style-name="Footnote"><text:s/><text:span text:style-name="T75">Jaraba (2013), p. 151</text:span></text:p></text:note-body></text:note></text:span></text:p>
      <text:p text:style-name="P81">I argue, that in the years around the 2007 election, when according to Alpan the no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81">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22" text:note-class="footnote"><text:note-citation>23</text:note-citation><text:note-body><text:p text:style-name="Footnote"><text:s/><text:span text:style-name="T75">Mann (2005), p. 21</text:span></text:p></text:note-body></text:note>.</text:p>
      <text:p text:style-name="P81">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can maybe be seen as the direct consequence of the term 'conservative democracy' not providing identification anymore.</text:p>
      <text:p text:style-name="P82"><text:soft-page-break/>But the JDP managed to react in time and provided a new ideology, which provided answers for the new questions which did arise out of the changed situation. <text:span text:style-name="T76">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60"><text:span text:style-name="T76">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23" text:note-class="footnote"><text:note-citation>24</text:note-citation><text:note-body><text:p text:style-name="P103"><text:s/>https://www.opendemocracy.net/cihan-tugal/turkey-hard-totalitarianism-erdogan-authoritarian</text:p></text:note-body></text:note> <text:span text:style-name="T76">This development is easy to explain with Michael Mann, as in his theory it is necessary to organize to maintain ideological (or any) influence. If you watch the support for some organizations and the repression of others in that light, the battle which the JDP is fighting is pretty obvious.</text:span></text:p>
      <text:p text:style-name="P83">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77">and grow in popularity in the western media</text:span><text:span text:style-name="T77"><text:note text:id="ftn24" text:note-class="footnote"><text:note-citation>25</text:note-citation><text:note-body><text:p text:style-name="P104"><text:s/>Ibid.</text:p></text:note-body></text:note></text:span>) <text:span text:style-name="T77">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83"/>
      <text:p text:style-name="Heading_20_1"><text:span text:style-name="T20">4</text:span><text:span text:style-name="T31">. </text:span><text:span text:style-name="T41">Ideologies as an instrument of power</text:span></text:p>
      <text:p text:style-name="P83"/>
      <text:p text:style-name="P84"><text:span text:style-name="T31">T</text:span><text:span text:style-name="T18">he development of the JDP's ideology, after whatever theory it is analyzed, shows one dynamic: </text:span><text:span text:style-name="T32">Erdoğan </text:span><text:span text:style-name="T18">and the JDP's party officials don't seem to believe in their ideology, they rather seem to use it like a weapon. And they proved a lot of skill with that weapon in the past, creating not only one, but two very successful ideologies.</text:span></text:p>
      <text:p text:style-name="P84"><text:soft-page-break/>If they believed in their own creation is subject to speculation, as nobody can read their mind. Maybe the NSA knows it from their e-mail, but I am afraid they won't tell the academic world. There is evidence for both possibilities, as <text:span text:style-name="T32">Erdoğan </text:span><text:span text:style-name="T18">is sometimes referring in speeches, that he has no “fossil</text:span><text:span text:style-name="T42">iz</text:span><text:span text:style-name="T18">ed mind”</text:span><text:span text:style-name="T18"><text:note text:id="ftn25" text:note-class="footnote"><text:note-citation>26</text:note-citation><text:note-body><text:p text:style-name="Footnote"><text:s/><text:span text:style-name="T78">Jaraba (2013), p. 144</text:span></text:p></text:note-body></text:note></text:span><text:span text:style-name="T18">, </text:span><text:span text:style-name="T42">it could be, that he is just in one very long learning process and changes his opinion more easily than most political leaders.</text:span></text:p>
      <text:p text:style-name="P61"><text:span text:style-name="T42">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15">democracy in Europe movement</text:span><text:span text:style-name="T42">(</text:span><text:span text:style-name="T15">DiEM25</text:span><text:span text:style-name="T42">)</text:span><text:span text:style-name="T42"><text:note text:id="ftn26" text:note-class="footnote"><text:note-citation>27</text:note-citation><text:note-body><text:p text:style-name="P105"><text:s/><text:span text:style-name="T78">Official website: http://diem25.org/</text:span></text:p></text:note-body></text:note></text:span><text:span text:style-name="T42">. It is one of the first campaigns which target the whole European public, and is also aiming for a structural change, just like the JDP did. The initiators have decided to keep the goals short to six main demands (Transparency, an European constitution, inclusive migration policy, social justice, a green new deal, g</text:span>reen <text:span text:style-name="T78">t</text:span>ransition &amp; <text:span text:style-name="T78">t</text:span>echnological <text:span text:style-name="T78">s</text:span>overeignty<text:span text:style-name="T78">),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85">In the internal forums of DiEM25 you can observe how they are desperately trying to keep the goals as short as they are at the moment, though the parties have also consensus on many other issues, like the <text:span text:style-name="T79">legalization</text:span> of <text:span text:style-name="T79">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86">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ext:soft-page-break/>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80">which grows more and more popular over the whole world, not only Islamic fundamentalists. </text:span></text:p>
      <text:p text:style-name="P86"><text:span text:style-name="T80">Connecting this problem with global capitalism and the influence of the global economic network on the weakened democracies does not fit into this research paper, but someone could maybe continue with a comparison of how Greece handled the financial crisis by paying for the banks and losing their democratic sovereignty in the end, and how Iceland refused to do so and today ended up with both a working economy and a prospering democracy.</text:span></text:p>
      <text:p text:style-name="P87">As a conclusion: not only authoritarianism in the Middle East needs to be analyzed – similar tendencies in the western world deserve more attention, too.</text:p>
      <text:p text:style-name="P98"/>
      <text:p text:style-name="P26"/>
      <text:p text:style-name="P26"/>
      <text:p text:style-name="P37">Sources</text:p>
      <text:p text:style-name="P29">Mann:</text:p>
      <text:p text:style-name="P29">p.32 – interstitial emergence of ideologies</text:p>
      <text:p text:style-name="P29">p. 33<text:span text:style-name="T48">f</text:span> – purpose and advantages of ideologies (not their answers)</text:p>
      <text:p text:style-name="P29"/>
      <text:p text:style-name="P30"><text:a xlink:type="simple" xlink:href="https://www.opendemocracy.net/cihan-tugal/turkey-hard-totalitarianism-erdogan-authoritarian" text:style-name="Internet_20_link" text:visited-style-name="Visited_20_Internet_20_Link">https://www.opendemocracy.net/cihan-tugal/turkey-hard-totalitarianism-Erdoğan-authoritarian</text:a></text:p>
      <text:p text:style-name="P30">- is Erdoğans authoritarianism rather fascist, militaristic or bonapartism?</text:p>
      <text:p text:style-name="P30">- Outlines several of the regimes' means against the Kurds and towards totalitarianism</text:p>
      <text:p text:style-name="P30">- “What does this show? The recent authoritarian turn in Turkey goes far beyond mere regime change. It signals mass mobilization in favor of radical-right ideas.”</text:p>
      <text:p text:style-name="P31">- liberal democracy is fragile under pressure, and conversion to right-wing support draws the people in power to fascism</text:p>
      <text:p text:style-name="P31"/>
      <text:p text:style-name="P32"><text:a xlink:type="simple" xlink:href="https://www.wilsoncenter.org/article/turkey-the-new-model" text:style-name="Internet_20_link" text:visited-style-name="Visited_20_Internet_20_Link">https://www.wilsoncenter.org/article/turkey-the-new-model</text:a></text:p>
      <text:p text:style-name="P32">- JDP went through 5 incarnations and developed its ideology as moderately as possible</text:p>
      <text:p text:style-name="P32"/>
      <text:p text:style-name="P33">Basak Alpan: From AKP’s ‘Conservative Democracy’ to ‘Advanced Democracy’</text:p>
      <text:p text:style-name="P33">- <text:span text:style-name="T49">following the landslide elections of 2007, we see a change from 'conservative' to 'advanced'</text:span></text:p>
      <text:p text:style-name="P33">- <text:span text:style-name="T50">conservative: Europe as promised land</text:span></text:p>
      <text:p text:style-name="P33">- <text:span text:style-name="T50">advanced: more Europe-critical, 'region' as central term – regional leadership narrative</text:span></text:p>
      <text:p text:style-name="P33">- <text:span text:style-name="T50">theoretical stuff about how the term did not change, but different narratives emerge</text:span></text:p>
      <text:p text:style-name="P33">- <text:span text:style-name="T51">Cosmopolitanism: harmony between local and global, reconciling Europe and Islamic world – alliance of civilizations instead of clash of civilizations</text:span></text:p>
      <text:p text:style-name="P33"><text:soft-page-break/>- <text:span text:style-name="T51">Europe as promised land: natural direction of turkey's development</text:span></text:p>
      <text:p text:style-name="P33">- <text:span text:style-name="T52">advanced democracy: in 2011 election manifesto, the EU is mentioned only twice, orientation towards Islamic countries. EU still has its place in advanced democracy, either as part of regional leadership role, or as unwanted guardian/partner in crime.</text:span></text:p>
      <text:p text:style-name="P34">- <text:span text:style-name="T53">regional leadership + cosmopolitanism = ‘With one foot in Europe and the other in the Middle East, Turkey is alarmed that it will be torn in two by Western talk of “clash of civilizations”'</text:span></text:p>
      <text:p text:style-name="P34">- <text:span text:style-name="T54">EU as UG/PIC: EU resents Turkey in membership issue due to enlargement fatigue. Also: authoritarian stuff also happens in EU, so its okay</text:span></text:p>
      <text:p text:style-name="P34">- <text:span text:style-name="T55">conclusion: the term Europe did not change, it is used in different context now</text:span></text:p>
      <text:p text:style-name="P34"/>
      <text:p text:style-name="P91"><text:a xlink:type="simple" xlink:href="http://www.konda.com.tr/en/reports.php" text:style-name="Internet_20_link" text:visited-style-name="Visited_20_Internet_20_Link">http://www.konda.com.tr/en/reports.php</text:a></text:p>
      <text:p text:style-name="P91">97.8% of the Turkish population believe in Islam</text:p>
      <text:p text:style-name="P26"/>
      <text:p text:style-name="P6">The Ideology of the JDP</text:p>
      <text:p text:style-name="P1"/>
      <text:p text:style-name="P2"><text:span text:style-name="T9">Thesis:</text:span> </text:p>
      <text:p text:style-name="P38">The ideology of the JDP is an empty signifier, used to close the splits in Turkish society. </text:p>
      <text:p text:style-name="P39">The ideology of the JDP loses its transcendent character in the try of creating a cultural hegemony/norm of conservatism and authoritarianism.</text:p>
      <text:p text:style-name="P39">The splits inside of the Turkish society are opened again by this development, as inclusiveness and tolerance don't serve the power ambitions of the JDP anymore. </text:p>
      <text:p text:style-name="P39">The JDP is forced to undertake this change, because it fears to lose its position in the political power network.</text:p>
      <text:p text:style-name="P1"/>
      <text:p text:style-name="P4"><text:span text:style-name="T1">h</text:span>istory</text:p>
      <text:p text:style-name="P3">- founded 2001</text:p>
      <text:p text:style-name="P3">- founding members came from the Virtue Party and the ANAP (liberal-conservative motherland party).</text:p>
      <text:p text:style-name="P3">- closure cases in 2002</text:p>
      <text:p text:style-name="P3"><text:s text:c="3"/>- 10 days before election, because Erdoğan once read an antidemocratic islamist poem</text:p>
      <text:p text:style-name="P3">- and 2008</text:p>
      <text:p text:style-name="P3"><text:s text:c="3"/>- violated separation of state and religion, because of their ambitions to lift the ban of headscarves</text:p>
      <text:p text:style-name="P1">- <text:span text:style-name="T2">two-thirds of seats in 2002</text:span></text:p>
      <text:p text:style-name="P1">- <text:span text:style-name="T2">Erdoğan prime minister in 2003</text:span></text:p>
      <text:p text:style-name="P1">- <text:span text:style-name="T2">democratic constitution reforms in 2007</text:span></text:p>
      <text:p text:style-name="P1">- <text:span text:style-name="T2">constitutional referendum in 2010, agreed by 58%</text:span></text:p>
      <text:p text:style-name="P1">- <text:span text:style-name="T2">merge with the People's Voice Party in 2012</text:span></text:p>
      <text:p text:style-name="P1">- <text:span text:style-name="T2">corruption scandal in 2013</text:span></text:p>
      <text:p text:style-name="P1"><text:s text:c="3"/>- <text:span text:style-name="T2">in the second wave of the scandal, two sons of Erdoğan became targets of the investigation</text:span></text:p>
      <text:p text:style-name="P1"><text:s text:c="3"/>- <text:span text:style-name="T2">government fired high ranking police, Erdoğan reshuffled his cabinet</text:span></text:p>
      <text:p text:style-name="P1">- <text:span text:style-name="T3">2013-14 gezi park protests against Erdoğans government and for more democracy</text:span></text:p>
      <text:p text:style-name="P1">- <text:span text:style-name="T3">2015 as HDP enters parliament with 13%, Erdoğans starts a war on the Kurdish minority</text:span></text:p>
      <text:p text:style-name="P1"/>
      <text:p text:style-name="P5">Ideological shift</text:p>
      <text:p text:style-name="P38">the Kemalist ideology could not serve the purpose of an empty signifier, due to its immanent character. So the conservative democracy emerged, as its emptiness closed differences in the society by making them equivalent in relation to the (non-)signified other. <text:span text:style-name="T44">The JDP used this power network, to gain hold in the political and economical power </text:span><text:soft-page-break/><text:span text:style-name="T44">network in turkey.</text:span></text:p>
      <text:p text:style-name="P38">As time progresses though, people need to fill the signifier with meaning, and therefore it loses its emptiness. The JDP tries to resolve this loss of influence by using different power sources.</text:p>
      <text:p text:style-name="P13">first: conservative democracy</text:p>
      <text:p text:style-name="P13">- empty signifier, coming into discourse at 2002</text:p>
      <text:p text:style-name="P13">- <text:span text:style-name="T4">cosmopolitanism, tolerance, dialogue, European integration, inclusionary</text:span></text:p>
      <text:p text:style-name="P13">- <text:span text:style-name="T7">reformist, in Opposition to the Virtue Party's anti-western ideology</text:span></text:p>
      <text:p text:style-name="P13">- <text:span text:style-name="T6">Islam as a transcendent ideology beyond the social divisions of society</text:span></text:p>
      <text:p text:style-name="P14">second: advanced democracy</text:p>
      <text:p text:style-name="P13">- <text:span text:style-name="T5">from 2007</text:span></text:p>
      <text:p text:style-name="P12">- more authoritarian and exclusionary</text:p>
      <text:p text:style-name="P12">- <text:span text:style-name="T8">norm of conservative Muslim Turkish society, which turkey is evolving into</text:span></text:p>
      <text:p text:style-name="P12"/>
      <text:p text:style-name="P4">cultural hegemony</text:p>
      <text:p text:style-name="P3">Islam and conservativism are made normal. The JDP creates the picture of a conservative Turkish norm, which turkey is evolving to. In this narrative turkey is becoming itself again.</text:p>
      <text:p text:style-name="P3">Different approaches to culture, which intervene in the “natural” forms of society, are deemed dangerous, harmful and wrong.</text:p>
      <text:p text:style-name="P15">After a time of openness to the west in foreign politics, anti-western nationalism re<text:span text:style-name="T8">g</text:span>ains a large part of the JDP ideology. Atatürk is therefore rebranded as a fighter for Islam against Christianity and the west, to frame secularists as misinterpreters of Atatürk's idea.</text:p>
      <text:p text:style-name="P1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p>
      <text:p text:style-name="P8"/>
      <text:p text:style-name="P9">Systems of designation</text:p>
      <text:p text:style-name="P17">language, ideology, society is a system of thought/designation</text:p>
      <text:p text:style-name="P17">inside this system, there are lots of signifiers, which are defined by difference and equivalence in comparison to each other, with changing roles, <text:span text:style-name="T10">difference = identity</text:span></text:p>
      <text:p text:style-name="P17">every time you use a signifier, the whole totality of language is involved in the act of signification</text:p>
      <text:p text:style-name="P9">Borders of a designation system</text:p>
      <text:p text:style-name="P17">a system of designation has borders; these cannot be designated themselves, but only show up, when the system breaks down or is interrupted</text:p>
      <text:p text:style-name="P18">these borders are no neutral borders, which are defined in consensus by both sides of the borders</text:p>
      <text:p text:style-name="P18">instead they <text:span text:style-name="T10">are authentic borders, which </text:span>cannot be in<text:span text:style-name="T10">side</text:span> the system and therefore always implicate an exclusion</text:p>
      <text:p text:style-name="P9">Effects of ambivalence</text:p>
      <text:p text:style-name="P19">the signifiers only have an identity, because they are different from each other</text:p>
      <text:p text:style-name="P19">but they are equivalent to each other in relation to the exclusional border</text:p>
      <text:p text:style-name="P19">so the signifiers in these systems are very ambivalent, as they have a split identity</text:p>
      <text:p text:style-name="P19">because there is only a system when there is a negative <text:span text:style-name="T11">other</text:span><text:span text:style-name="T16">, split identities are necessary for every systemic identity; a system cannot define itself as positive</text:span></text:p>
      <text:p text:style-name="P7"><text:span text:style-name="T16">Empty signifier</text:span><text:span text:style-name="T17">s</text:span></text:p>
      <text:p text:style-name="P22">an empty signifier is the signifier of a pure extinction of all differences</text:p>
      <text:p text:style-name="P22">to make an empty signifier possible, everything excluded has to be constituted as purely negative</text:p>
      <text:p text:style-name="P22">you can create such a negativity only by demonizing everything excluded and wiping out <text:soft-page-break/>its differences</text:p>
      <text:p text:style-name="P22">you cannot describe the borders, the radical exclusion, which is the foundation of all the differences, with another difference </text:p>
      <text:p text:style-name="P22">the use of empty signifiers is necessary, if you want to describe the borders of a designation system</text:p>
      <text:p text:style-name="P22">you can extinct the ambivalence between difference and equivalence only by privileging equivalence in difference to the excluded, by creating an empty signifier</text:p>
      <text:p text:style-name="P10"/>
      <text:p text:style-name="P11">Transcendent ideology</text:p>
      <text:p text:style-name="P21">creates sacred form of authority, beyond existing institutions</text:p>
      <text:p text:style-name="P21">develops a powerful autonomous role if it creates possibility of greater cooperation beyond the reach of secular institutions </text:p>
      <text:p text:style-name="P21">dependent on diffused power techniques and universal infrastructures</text:p>
      <text:p text:style-name="P35">Transcendent ideology or empty signifier?</text:p>
      <text:p text:style-name="P20">How transcendent is the ideology of the JDP?</text:p>
      <text:p text:style-name="P20">Doesn't the empty signifier theory fit better to explain the emergence of a new hegemony?</text:p>
      <text:p text:style-name="P20">Why not both?</text:p>
      <text:p text:style-name="P95">The two theories correspond: to conquer larger parts of Turkish society, JDP needed an ideology. Therefore they created an ideology which can be seen as an empty signifier, though parts of it are better analyzed with Michael Mann's theory.</text:p>
      <text:p text:style-name="P35">Which part plays the membership in the EU in JDP's ideology?</text:p>
      <text:p text:style-name="P22">Does it create a 'beyond' in the designation system? I guess not, as it isn't constituting identity</text:p>
      <text:p text:style-name="P23">membership in the EU is the obvious solution to turkey's problems (financial crisis)</text:p>
      <text:p text:style-name="P23">helps in promoting a moderate Islam, not getting identified as 'islamist'</text:p>
      <text:p text:style-name="P24">no dynamic outcome of the ideological system </text:p>
      <text:p text:style-name="P36">Which part plays the Islam in the JDP's ideology?</text:p>
      <text:p text:style-name="P23">Islam is definitely transcendent, though huge parts of the society are moderate</text:p>
      <text:p text:style-name="P23">defining the regime as oppressive reconciles/equivalences the different Islamic beliefs in society</text:p>
      <text:p text:style-name="P23">without such a regime the empty signifier has no negative signified anymore and differences come back into the designation system</text:p>
      <text:p text:style-name="P24">the signifier is now asked to signify something, 'advanced democracy' emerges</text:p>
      <text:p text:style-name="P2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Liberation Sans', FreeSans, sans-serif"/>
    <style:font-face style:name="Ubuntu" svg:font-family="Ubuntu"/>
    <style:font-face style:name="arial" svg:font-family="arial, helvetic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87cm" fo:margin-bottom="2.316cm" fo:margin-left="2.434cm" fo:margin-right="3.06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2:07:21.621491002</meta:creation-date>
    <dc:date>2016-04-01T21:10:31.306588773</dc:date>
    <meta:editing-duration>PT5H24M23S</meta:editing-duration>
    <meta:editing-cycles>14</meta:editing-cycles>
    <meta:generator>LibreOffice/4.3.3.2$Linux_X86_64 LibreOffice_project/430m0$Build-2</meta:generator>
    <dc:creator>oxymoronist </dc:creator>
    <meta:document-statistic meta:table-count="0" meta:image-count="0" meta:object-count="0" meta:page-count="18" meta:paragraph-count="238" meta:word-count="7509" meta:character-count="46162" meta:non-whitespace-character-count="38827"/>
  </office:meta>
</office:document-meta>
</file>